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9" table:default-cell-style-name="Default"/>
        <table:table-column table:style-name="co1" table:default-cell-style-name="ce6"/>
        <table:table-column table:style-name="co1" table:number-columns-repeated="6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_angry_1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2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3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4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1" office:value-type="string" calcext:value-type="string" table:number-columns-spanned="2" table:number-rows-spanned="1">
            <text:p>training_angry_5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1" office:value-type="string" calcext:value-type="string" table:number-columns-spanned="2" table:number-rows-spanned="1">
            <text:p>training_angry_7</text:p>
          </table:table-cell>
          <table:covered-table-cell table:style-name="ce3"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8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5" office:value-type="string" calcext:value-type="string" table:number-columns-spanned="2" table:number-rows-spanned="1">
            <text:p>training_angry_9.wav</text:p>
          </table:table-cell>
          <table:covered-table-cell/>
          <table:table-cell office:value-type="string" calcext:value-type="string">
            <text:p>Marker</text:p>
          </table:table-cell>
          <table:table-cell table:style-name="ce5" office:value-type="string" calcext:value-type="string" table:number-columns-spanned="2" table:number-rows-spanned="1">
            <text:p>training_angry_1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14.wav</text:p>
          </table:table-cell>
          <table:covered-table-cell/>
          <table:table-cell office:value-type="string" calcext:value-type="string">
            <text:p>Markers</text:p>
          </table:table-cell>
          <table:table-cell/>
          <table:table-cell table:style-name="ce5" office:value-type="string" calcext:value-type="string" table:number-columns-spanned="2" table:number-rows-spanned="1">
            <text:p>training_angry_5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2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4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4(2)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5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5(2)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6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7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8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59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0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0(2)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1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2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3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4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5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7.wav</text:p>
          </table:table-cell>
          <table:covered-table-cell/>
          <table:table-cell office:value-type="string" calcext:value-type="string">
            <text:p>Markers</text:p>
          </table:table-cell>
          <table:table-cell table:style-name="ce5" office:value-type="string" calcext:value-type="string" table:number-columns-spanned="2" table:number-rows-spanned="1">
            <text:p>training_angry_68.wav</text:p>
          </table:table-cell>
          <table:covered-table-cell/>
          <table:table-cell office:value-type="string" calcext:value-type="string">
            <text:p>Markers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si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b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e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usic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ilence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ybrid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ngry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b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style-name="ce2"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usic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ilence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ybrid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gry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usi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e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yb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g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style-name="ce2"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usic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Hybrid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ngry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ilence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usi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br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g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table:style-name="ce2"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usic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Hybrid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Angry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eutral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usic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enc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ybri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gr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utra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Music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ilence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ybrid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ngry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utral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ilence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si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lenc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ybri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gr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utral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Music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ilence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Hybrid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utral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ic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enc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ybri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utra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Silence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ybrid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eutral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le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ybri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utr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Silence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Hybrid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Neutral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lenc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ybri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utr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Hybrid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utral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l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ybri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utr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Silence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Hybrid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Neutral</text:p>
          </table:table-cell>
          <table:table-cell office:value-type="float" office:value="9.5" calcext:value-type="float">
            <text:p>9.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le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ybri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utr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Hybrid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ngry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  <table:table-cell office:value-type="float" office:value="10.5" calcext:value-type="float">
            <text:p>10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lenc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ybrid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lenc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gr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ilence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Hybrid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Silence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ngry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enc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ybrid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ence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ng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Silence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Hybrid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ngry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  <table:table-cell office:value-type="float" office:value="12.5" calcext:value-type="float">
            <text:p>12.5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lenc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brid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Silence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Hybrid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Angry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  <table:table-cell office:value-type="float" office:value="13.5" calcext:value-type="float">
            <text:p>13.5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lenc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ybrid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g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ilence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Hybrid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Angry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  <table:table-cell office:value-type="float" office:value="14.5" calcext:value-type="float">
            <text:p>14.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lence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ybrid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utr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Silence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Hybrid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Neutral</text:p>
          </table:table-cell>
          <table:table-cell office:value-type="float" office:value="15.5" calcext:value-type="float">
            <text:p>15.5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ilenc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ybrid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utra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Silence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Hybrid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Neutral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lenc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ybri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utra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Silence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Hybrid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Neutral</text:p>
          </table:table-cell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lenc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bri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utra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Silence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Hybrid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Neutral</text:p>
          </table:table-cell>
          <table:table-cell office:value-type="float" office:value="18.5" calcext:value-type="float">
            <text:p>18.5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ybrid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lence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utra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lence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Hybrid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Silence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Neutral</text:p>
          </table:table-cell>
          <table:table-cell office:value-type="float" office:value="19.5" calcext:value-type="float">
            <text:p>19.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ybrid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utral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Hybrid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Silence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Neutral</text:p>
          </table:table-cell>
          <table:table-cell office:value-type="float" office:value="20.5" calcext:value-type="float">
            <text:p>20.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ybrid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utra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Silence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Hybrid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Neutral</text:p>
          </table:table-cell>
          <table:table-cell office:value-type="float" office:value="21.5" calcext:value-type="float">
            <text:p>21.5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ybrid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g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utra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Hybrid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Angry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Neutral</text:p>
          </table:table-cell>
          <table:table-cell office:value-type="float" office:value="22.5" calcext:value-type="float">
            <text:p>22.5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lence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brid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lence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utral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Hybrid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Silence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Neutral</text:p>
          </table:table-cell>
          <table:table-cell office:value-type="float" office:value="23.5" calcext:value-type="float">
            <text:p>23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ybrid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ilence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utra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Hybrid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Silence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Neutral</text:p>
          </table:table-cell>
          <table:table-cell office:value-type="float" office:value="24.5" calcext:value-type="float">
            <text:p>24.5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ybrid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lenc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eutral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Hybrid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Silence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Neutral</text:p>
          </table:table-cell>
          <table:table-cell office:value-type="float" office:value="25.5" calcext:value-type="float">
            <text:p>25.5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enc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ybrid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enc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lence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eutral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Hybrid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Silence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Neutral</text:p>
          </table:table-cell>
          <table:table-cell office:value-type="float" office:value="26.5" calcext:value-type="float">
            <text:p>26.5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ybrid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ence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utral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Hybrid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Silence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Neutral</text:p>
          </table:table-cell>
          <table:table-cell office:value-type="float" office:value="27.5" calcext:value-type="float">
            <text:p>27.5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ybrid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enc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enc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lenc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utral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Hybrid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Silence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Silence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Neutral</text:p>
          </table:table-cell>
          <table:table-cell office:value-type="float" office:value="28.5" calcext:value-type="float">
            <text:p>28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ybrid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lenc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lence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utral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Hybrid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Silence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Silence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Neutral</text:p>
          </table:table-cell>
          <table:table-cell office:value-type="float" office:value="29.5" calcext:value-type="float">
            <text:p>29.5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ybrid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lence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utral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Silence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Angry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Hybrid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Neutral</text:p>
          </table:table-cell>
          <table:table-cell office:value-type="float" office:value="30.5" calcext:value-type="float">
            <text:p>30.5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gry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ybrid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utral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Angry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Hybrid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Neutral</text:p>
          </table:table-cell>
          <table:table-cell office:value-type="float" office:value="31.5" calcext:value-type="float">
            <text:p>31.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ilence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gry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ybrid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Silence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Angry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Hybrid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  <table:table-cell office:value-type="float" office:value="32.5" calcext:value-type="float">
            <text:p>32.5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ilence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ry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ybrid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Beep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Silence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Angry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Hybrid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  <table:table-cell office:value-type="float" office:value="33.5" calcext:value-type="float">
            <text:p>33.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eep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ilence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gry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Beep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Silence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Angry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  <table:table-cell office:value-type="float" office:value="34.5" calcext:value-type="float">
            <text:p>34.5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eep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ilenc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gry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Beep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Silence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Angry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  <table:table-cell office:value-type="float" office:value="35.5" calcext:value-type="float">
            <text:p>35.5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ep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gry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ilence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Angry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Silence</text:p>
          </table:table-cell>
          <table:table-cell office:value-type="float" office:value="36.5" calcext:value-type="float">
            <text:p>36.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gry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ilence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Angry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Silence</text:p>
          </table:table-cell>
          <table:table-cell office:value-type="float" office:value="37.5" calcext:value-type="float">
            <text:p>37.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enc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ry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ilence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Silence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Angry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Silence</text:p>
          </table:table-cell>
          <table:table-cell office:value-type="float" office:value="38.5" calcext:value-type="float">
            <text:p>38.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lenc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gry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ilence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Silence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Angry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Neutral</text:p>
          </table:table-cell>
          <table:table-cell office:value-type="float" office:value="39.5" calcext:value-type="float">
            <text:p>39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lence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gry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eutral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Silence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Neutral</text:p>
          </table:table-cell>
          <table:table-cell office:value-type="float" office:value="40.5" calcext:value-type="float">
            <text:p>40.5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Beep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lence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eutral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Beep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Silence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Neutral</text:p>
          </table:table-cell>
          <table:table-cell office:value-type="float" office:value="41.5" calcext:value-type="float">
            <text:p>41.5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ilence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eutral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Silence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utral</text:p>
          </table:table-cell>
          <table:table-cell office:value-type="float" office:value="42.5" calcext:value-type="float">
            <text:p>42.5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ilence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eutral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Neutral</text:p>
          </table:table-cell>
          <table:table-cell office:value-type="float" office:value="43.5" calcext:value-type="float">
            <text:p>43.5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lence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eutral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Silence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Neutral</text:p>
          </table:table-cell>
          <table:table-cell office:value-type="float" office:value="44.5" calcext:value-type="float">
            <text:p>44.5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Angry</text:p>
          </table:table-cell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eutral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Neutral</text:p>
          </table:table-cell>
          <table:table-cell office:value-type="float" office:value="45.5" calcext:value-type="float">
            <text:p>45.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  <table:table-cell office:value-type="float" office:value="46.5" calcext:value-type="float">
            <text:p>46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Hybrid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Silence</text:p>
          </table:table-cell>
          <table:table-cell table:number-columns-repeated="6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  <table:table-cell office:value-type="float" office:value="47.5" calcext:value-type="float">
            <text:p>47.5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Silence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Angry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Neutral</text:p>
          </table:table-cell>
          <table:table-cell office:value-type="float" office:value="48.5" calcext:value-type="float">
            <text:p>48.5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gry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eutral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table:number-columns-repeated="9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Angry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Neutral</text:p>
          </table:table-cell>
          <table:table-cell office:value-type="float" office:value="49.5" calcext:value-type="float">
            <text:p>49.5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gry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eutral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Neutral</text:p>
          </table:table-cell>
          <table:table-cell office:value-type="float" office:value="50.5" calcext:value-type="float">
            <text:p>50.5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lence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Silence</text:p>
          </table:table-cell>
          <table:table-cell office:value-type="float" office:value="51.5" calcext:value-type="float">
            <text:p>51.5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eutral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lence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Neutral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Silence</text:p>
          </table:table-cell>
          <table:table-cell office:value-type="float" office:value="52.5" calcext:value-type="float">
            <text:p>52.5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utral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eutral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  <table:table-cell office:value-type="float" office:value="53.5" calcext:value-type="float">
            <text:p>53.5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Hold Music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eutral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Neutral</text:p>
          </table:table-cell>
          <table:table-cell office:value-type="float" office:value="54.5" calcext:value-type="float">
            <text:p>54.5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eutral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Neutral</text:p>
          </table:table-cell>
          <table:table-cell office:value-type="float" office:value="55.5" calcext:value-type="float">
            <text:p>55.5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Silence</text:p>
          </table:table-cell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  <table:table-cell office:value-type="float" office:value="56.5" calcext:value-type="float">
            <text:p>56.5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ilence</text:p>
          </table:table-cell>
          <table:table-cell table:number-columns-repeated="12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Silence</text:p>
          </table:table-cell>
          <table:table-cell table:number-columns-repeated="12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  <table:table-cell office:value-type="float" office:value="57.5" calcext:value-type="float">
            <text:p>57.5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lence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  <table:table-cell office:value-type="float" office:value="58.5" calcext:value-type="float">
            <text:p>58.5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  <table:table-cell office:value-type="float" office:value="59.5" calcext:value-type="float">
            <text:p>59.5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Neutral</text:p>
          </table:table-cell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Silence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0.5" calcext:value-type="float">
            <text:p>60.5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lence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Silence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2.5" calcext:value-type="float">
            <text:p>62.5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ilence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gry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Angry</text:p>
          </table:table-cell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3.5" calcext:value-type="float">
            <text:p>63.5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ngry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Angry</text:p>
          </table:table-cell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4.5" calcext:value-type="float">
            <text:p>64.5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gry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Angry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Silence</text:p>
          </table:table-cell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5.5" calcext:value-type="float">
            <text:p>65.5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ngry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lence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Angry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Silence</text:p>
          </table:table-cell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6.5" calcext:value-type="float">
            <text:p>66.5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ngry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ilence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6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Angry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Silence</text:p>
          </table:table-cell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7.5" calcext:value-type="float">
            <text:p>67.5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Neutral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8.5" calcext:value-type="float">
            <text:p>68.5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0.5" calcext:value-type="float">
            <text:p>70.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1.5" calcext:value-type="float">
            <text:p>71.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2.5" calcext:value-type="float">
            <text:p>72.5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4.5" calcext:value-type="float">
            <text:p>74.5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5.5" calcext:value-type="float">
            <text:p>75.5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6.5" calcext:value-type="float">
            <text:p>76.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gry</text:p>
          </table:table-cell>
          <table:table-cell table:number-columns-repeated="18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Silence</text:p>
          </table:table-cell>
          <table:table-cell table:number-columns-repeated="18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7.5" calcext:value-type="float">
            <text:p>77.5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ilence</text:p>
          </table:table-cell>
          <table:table-cell table:number-columns-repeated="18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Silence</text:p>
          </table:table-cell>
          <table:table-cell table:number-columns-repeated="18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8.5" calcext:value-type="float">
            <text:p>78.5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ilence</text:p>
          </table:table-cell>
          <table:table-cell table:number-columns-repeated="18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Silence</text:p>
          </table:table-cell>
          <table:table-cell table:number-columns-repeated="18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79.5" calcext:value-type="float">
            <text:p>79.5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80.5" calcext:value-type="float">
            <text:p>80.5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Hybrid</text:p>
          </table:table-cell>
          <table:table-cell table:number-columns-repeated="6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1.5" calcext:value-type="float">
            <text:p>81.5</text:p>
          </table:table-cell>
          <table:table-cell office:value-type="float" office:value="83.5" calcext:value-type="float">
            <text:p>83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7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2.5" calcext:value-type="float">
            <text:p>82.5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3.5" calcext:value-type="float">
            <text:p>83.5</text:p>
          </table:table-cell>
          <table:table-cell office:value-type="float" office:value="85.5" calcext:value-type="float">
            <text:p>8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lence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Hybrid</text:p>
          </table:table-cell>
          <table:table-cell table:number-columns-repeated="7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4.5" calcext:value-type="float">
            <text:p>84.5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7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12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5.5" calcext:value-type="float">
            <text:p>85.5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6.5" calcext:value-type="float">
            <text:p>86.5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7.5" calcext:value-type="float">
            <text:p>87.5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8.5" calcext:value-type="float">
            <text:p>88.5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89.5" calcext:value-type="float">
            <text:p>89.5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0.5" calcext:value-type="float">
            <text:p>90.5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1.5" calcext:value-type="float">
            <text:p>91.5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22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Angry</text:p>
          </table:table-cell>
          <table:table-cell table:number-columns-repeated="39"/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3.5" calcext:value-type="float">
            <text:p>93.5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4.5" calcext:value-type="float">
            <text:p>94.5</text:p>
          </table:table-cell>
          <table:table-cell office:value-type="float" office:value="96.5" calcext:value-type="float">
            <text:p>9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ilence</text:p>
          </table:table-cell>
          <table:table-cell table:number-columns-repeated="22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5.5" calcext:value-type="float">
            <text:p>95.5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6.5" calcext:value-type="float">
            <text:p>96.5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7.5" calcext:value-type="float">
            <text:p>97.5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8.5" calcext:value-type="float">
            <text:p>98.5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style-name="ce2"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table:style-name="ce4" office:value-type="string" calcext:value-type="string">
            <text:p>Angry</text:p>
          </table:table-cell>
          <table:table-cell table:number-columns-repeated="6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Angry</text:p>
          </table:table-cell>
          <table:table-cell table:number-columns-repeated="22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Hybrid</text:p>
          </table:table-cell>
          <table:table-cell table:number-columns-repeated="39"/>
          <table:table-cell office:value-type="float" office:value="99.5" calcext:value-type="float">
            <text:p>99.5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1.5" calcext:value-type="float">
            <text:p>101.5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Angry</text:p>
          </table:table-cell>
          <table:table-cell table:number-columns-repeated="64"/>
          <table:table-cell office:value-type="float" office:value="102.5" calcext:value-type="float">
            <text:p>102.5</text:p>
          </table:table-cell>
          <table:table-cell office:value-type="float" office:value="104.5" calcext:value-type="float">
            <text:p>10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3.5" calcext:value-type="float">
            <text:p>103.5</text:p>
          </table:table-cell>
          <table:table-cell office:value-type="float" office:value="105.5" calcext:value-type="float">
            <text:p>10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4.5" calcext:value-type="float">
            <text:p>104.5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Silence</text:p>
          </table:table-cell>
          <table:table-cell table:number-columns-repeated="64"/>
          <table:table-cell office:value-type="float" office:value="105.5" calcext:value-type="float">
            <text:p>105.5</text:p>
          </table:table-cell>
          <table:table-cell office:value-type="float" office:value="107.5" calcext:value-type="float">
            <text:p>10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6.5" calcext:value-type="float">
            <text:p>106.5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7.5" calcext:value-type="float">
            <text:p>107.5</text:p>
          </table:table-cell>
          <table:table-cell office:value-type="float" office:value="109.5" calcext:value-type="float">
            <text:p>10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8.5" calcext:value-type="float">
            <text:p>108.5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09.5" calcext:value-type="float">
            <text:p>109.5</text:p>
          </table:table-cell>
          <table:table-cell office:value-type="float" office:value="111.5" calcext:value-type="float">
            <text:p>11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0.5" calcext:value-type="float">
            <text:p>110.5</text:p>
          </table:table-cell>
          <table:table-cell office:value-type="float" office:value="112.5" calcext:value-type="float">
            <text:p>112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1.5" calcext:value-type="float">
            <text:p>111.5</text:p>
          </table:table-cell>
          <table:table-cell office:value-type="float" office:value="113.5" calcext:value-type="float">
            <text:p>113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2.5" calcext:value-type="float">
            <text:p>112.5</text:p>
          </table:table-cell>
          <table:table-cell office:value-type="float" office:value="114.5" calcext:value-type="float">
            <text:p>114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3.5" calcext:value-type="float">
            <text:p>113.5</text:p>
          </table:table-cell>
          <table:table-cell office:value-type="float" office:value="115.5" calcext:value-type="float">
            <text:p>115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4.5" calcext:value-type="float">
            <text:p>114.5</text:p>
          </table:table-cell>
          <table:table-cell office:value-type="float" office:value="116.5" calcext:value-type="float">
            <text:p>116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Neutral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5.5" calcext:value-type="float">
            <text:p>115.5</text:p>
          </table:table-cell>
          <table:table-cell office:value-type="float" office:value="117.5" calcext:value-type="float">
            <text:p>117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table:style-name="ce4" office:value-type="string" calcext:value-type="string">
            <text:p>Hybrid</text:p>
          </table:table-cell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6.5" calcext:value-type="float">
            <text:p>116.5</text:p>
          </table:table-cell>
          <table:table-cell office:value-type="float" office:value="118.5" calcext:value-type="float">
            <text:p>118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17.5" calcext:value-type="float">
            <text:p>117.5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18.5" calcext:value-type="float">
            <text:p>118.5</text:p>
          </table:table-cell>
          <table:table-cell office:value-type="float" office:value="120.5" calcext:value-type="float">
            <text:p>120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19.5" calcext:value-type="float">
            <text:p>119.5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Angry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20.5" calcext:value-type="float">
            <text:p>120.5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table:style-name="ce4" office:value-type="string" calcext:value-type="string">
            <text:p>Silence</text:p>
          </table:table-cell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Hybrid</text:p>
          </table:table-cell>
          <table:table-cell table:number-columns-repeated="70"/>
          <table:table-cell office:value-type="float" office:value="121.5" calcext:value-type="float">
            <text:p>121.5</text:p>
          </table:table-cell>
          <table:table-cell office:value-type="float" office:value="123.5" calcext:value-type="float">
            <text:p>123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2.5" calcext:value-type="float">
            <text:p>122.5</text:p>
          </table:table-cell>
          <table:table-cell office:value-type="float" office:value="124.5" calcext:value-type="float">
            <text:p>124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3.5" calcext:value-type="float">
            <text:p>123.5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4.5" calcext:value-type="float">
            <text:p>124.5</text:p>
          </table:table-cell>
          <table:table-cell office:value-type="float" office:value="126.5" calcext:value-type="float">
            <text:p>126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5.5" calcext:value-type="float">
            <text:p>125.5</text:p>
          </table:table-cell>
          <table:table-cell office:value-type="float" office:value="127.5" calcext:value-type="float">
            <text:p>127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6.5" calcext:value-type="float">
            <text:p>126.5</text:p>
          </table:table-cell>
          <table:table-cell office:value-type="float" office:value="128.5" calcext:value-type="float">
            <text:p>128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ilence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7.5" calcext:value-type="float">
            <text:p>127.5</text:p>
          </table:table-cell>
          <table:table-cell office:value-type="float" office:value="129.5" calcext:value-type="float">
            <text:p>129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8.5" calcext:value-type="float">
            <text:p>128.5</text:p>
          </table:table-cell>
          <table:table-cell office:value-type="float" office:value="130.5" calcext:value-type="float">
            <text:p>130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29.5" calcext:value-type="float">
            <text:p>129.5</text:p>
          </table:table-cell>
          <table:table-cell office:value-type="float" office:value="131.5" calcext:value-type="float">
            <text:p>131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30.5" calcext:value-type="float">
            <text:p>130.5</text:p>
          </table:table-cell>
          <table:table-cell office:value-type="float" office:value="132.5" calcext:value-type="float">
            <text:p>132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Hybrid</text:p>
          </table:table-cell>
          <table:table-cell table:number-columns-repeated="3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Angry</text:p>
          </table:table-cell>
          <table:table-cell table:number-columns-repeated="70"/>
          <table:table-cell office:value-type="float" office:value="131.5" calcext:value-type="float">
            <text:p>131.5</text:p>
          </table:table-cell>
          <table:table-cell office:value-type="float" office:value="133.5" calcext:value-type="float">
            <text:p>133.5</text:p>
          </table:table-cell>
          <table:table-cell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32.5" calcext:value-type="float">
            <text:p>132.5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3.5" calcext:value-type="float">
            <text:p>133.5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3.5" calcext:value-type="float">
            <text:p>133.5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4.5" calcext:value-type="float">
            <text:p>134.5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4.5" calcext:value-type="float">
            <text:p>134.5</text:p>
          </table:table-cell>
          <table:table-cell office:value-type="float" office:value="136.5" calcext:value-type="float">
            <text:p>136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5.5" calcext:value-type="float">
            <text:p>135.5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5.5" calcext:value-type="float">
            <text:p>135.5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6.5" calcext:value-type="float">
            <text:p>136.5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6.5" calcext:value-type="float">
            <text:p>136.5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7.5" calcext:value-type="float">
            <text:p>137.5</text:p>
          </table:table-cell>
          <table:table-cell office:value-type="float" office:value="139.5" calcext:value-type="float">
            <text:p>139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7.5" calcext:value-type="float">
            <text:p>137.5</text:p>
          </table:table-cell>
          <table:table-cell office:value-type="float" office:value="139.5" calcext:value-type="float">
            <text:p>139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8.5" calcext:value-type="float">
            <text:p>138.5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8.5" calcext:value-type="float">
            <text:p>138.5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39.5" calcext:value-type="float">
            <text:p>139.5</text:p>
          </table:table-cell>
          <table:table-cell office:value-type="float" office:value="141.5" calcext:value-type="float">
            <text:p>141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39.5" calcext:value-type="float">
            <text:p>139.5</text:p>
          </table:table-cell>
          <table:table-cell office:value-type="float" office:value="141.5" calcext:value-type="float">
            <text:p>141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0.5" calcext:value-type="float">
            <text:p>140.5</text:p>
          </table:table-cell>
          <table:table-cell office:value-type="float" office:value="142.5" calcext:value-type="float">
            <text:p>142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0.5" calcext:value-type="float">
            <text:p>140.5</text:p>
          </table:table-cell>
          <table:table-cell office:value-type="float" office:value="142.5" calcext:value-type="float">
            <text:p>142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1.5" calcext:value-type="float">
            <text:p>141.5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1.5" calcext:value-type="float">
            <text:p>141.5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2.5" calcext:value-type="float">
            <text:p>142.5</text:p>
          </table:table-cell>
          <table:table-cell office:value-type="float" office:value="144.5" calcext:value-type="float">
            <text:p>144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2.5" calcext:value-type="float">
            <text:p>142.5</text:p>
          </table:table-cell>
          <table:table-cell office:value-type="float" office:value="144.5" calcext:value-type="float">
            <text:p>14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3.5" calcext:value-type="float">
            <text:p>143.5</text:p>
          </table:table-cell>
          <table:table-cell office:value-type="float" office:value="145.5" calcext:value-type="float">
            <text:p>145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3.5" calcext:value-type="float">
            <text:p>143.5</text:p>
          </table:table-cell>
          <table:table-cell office:value-type="float" office:value="145.5" calcext:value-type="float">
            <text:p>14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4.5" calcext:value-type="float">
            <text:p>144.5</text:p>
          </table:table-cell>
          <table:table-cell office:value-type="float" office:value="146.5" calcext:value-type="float">
            <text:p>146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44.5" calcext:value-type="float">
            <text:p>144.5</text:p>
          </table:table-cell>
          <table:table-cell office:value-type="float" office:value="146.5" calcext:value-type="float">
            <text:p>14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5.5" calcext:value-type="float">
            <text:p>145.5</text:p>
          </table:table-cell>
          <table:table-cell office:value-type="float" office:value="147.5" calcext:value-type="float">
            <text:p>147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45.5" calcext:value-type="float">
            <text:p>145.5</text:p>
          </table:table-cell>
          <table:table-cell office:value-type="float" office:value="147.5" calcext:value-type="float">
            <text:p>14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6.5" calcext:value-type="float">
            <text:p>146.5</text:p>
          </table:table-cell>
          <table:table-cell office:value-type="float" office:value="148.5" calcext:value-type="float">
            <text:p>148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6.5" calcext:value-type="float">
            <text:p>146.5</text:p>
          </table:table-cell>
          <table:table-cell office:value-type="float" office:value="148.5" calcext:value-type="float">
            <text:p>14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7.5" calcext:value-type="float">
            <text:p>147.5</text:p>
          </table:table-cell>
          <table:table-cell office:value-type="float" office:value="149.5" calcext:value-type="float">
            <text:p>149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7.5" calcext:value-type="float">
            <text:p>147.5</text:p>
          </table:table-cell>
          <table:table-cell office:value-type="float" office:value="149.5" calcext:value-type="float">
            <text:p>14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8.5" calcext:value-type="float">
            <text:p>148.5</text:p>
          </table:table-cell>
          <table:table-cell office:value-type="float" office:value="150.5" calcext:value-type="float">
            <text:p>150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8.5" calcext:value-type="float">
            <text:p>148.5</text:p>
          </table:table-cell>
          <table:table-cell office:value-type="float" office:value="150.5" calcext:value-type="float">
            <text:p>15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49.5" calcext:value-type="float">
            <text:p>149.5</text:p>
          </table:table-cell>
          <table:table-cell office:value-type="float" office:value="151.5" calcext:value-type="float">
            <text:p>151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49.5" calcext:value-type="float">
            <text:p>149.5</text:p>
          </table:table-cell>
          <table:table-cell office:value-type="float" office:value="151.5" calcext:value-type="float">
            <text:p>15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0.5" calcext:value-type="float">
            <text:p>150.5</text:p>
          </table:table-cell>
          <table:table-cell office:value-type="float" office:value="152.5" calcext:value-type="float">
            <text:p>152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0.5" calcext:value-type="float">
            <text:p>150.5</text:p>
          </table:table-cell>
          <table:table-cell office:value-type="float" office:value="152.5" calcext:value-type="float">
            <text:p>15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1.5" calcext:value-type="float">
            <text:p>151.5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1.5" calcext:value-type="float">
            <text:p>151.5</text:p>
          </table:table-cell>
          <table:table-cell office:value-type="float" office:value="153.5" calcext:value-type="float">
            <text:p>15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2.5" calcext:value-type="float">
            <text:p>152.5</text:p>
          </table:table-cell>
          <table:table-cell office:value-type="float" office:value="154.5" calcext:value-type="float">
            <text:p>154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52.5" calcext:value-type="float">
            <text:p>152.5</text:p>
          </table:table-cell>
          <table:table-cell office:value-type="float" office:value="154.5" calcext:value-type="float">
            <text:p>15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3.5" calcext:value-type="float">
            <text:p>153.5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53.5" calcext:value-type="float">
            <text:p>153.5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4.5" calcext:value-type="float">
            <text:p>154.5</text:p>
          </table:table-cell>
          <table:table-cell office:value-type="float" office:value="156.5" calcext:value-type="float">
            <text:p>156.5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4.5" calcext:value-type="float">
            <text:p>154.5</text:p>
          </table:table-cell>
          <table:table-cell office:value-type="float" office:value="156.5" calcext:value-type="float">
            <text:p>15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5.5" calcext:value-type="float">
            <text:p>155.5</text:p>
          </table:table-cell>
          <table:table-cell office:value-type="float" office:value="157.5" calcext:value-type="float">
            <text:p>157.5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5.5" calcext:value-type="float">
            <text:p>155.5</text:p>
          </table:table-cell>
          <table:table-cell office:value-type="float" office:value="157.5" calcext:value-type="float">
            <text:p>157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6.5" calcext:value-type="float">
            <text:p>156.5</text:p>
          </table:table-cell>
          <table:table-cell office:value-type="float" office:value="158.5" calcext:value-type="float">
            <text:p>158.5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6.5" calcext:value-type="float">
            <text:p>156.5</text:p>
          </table:table-cell>
          <table:table-cell office:value-type="float" office:value="158.5" calcext:value-type="float">
            <text:p>158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old Music</text:p>
          </table:table-cell>
          <table:table-cell table:number-columns-repeated="76"/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7.5" calcext:value-type="float">
            <text:p>157.5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57.5" calcext:value-type="float">
            <text:p>157.5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8.5" calcext:value-type="float">
            <text:p>158.5</text:p>
          </table:table-cell>
          <table:table-cell office:value-type="float" office:value="160.5" calcext:value-type="float">
            <text:p>160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8.5" calcext:value-type="float">
            <text:p>158.5</text:p>
          </table:table-cell>
          <table:table-cell office:value-type="float" office:value="160.5" calcext:value-type="float">
            <text:p>160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59.5" calcext:value-type="float">
            <text:p>159.5</text:p>
          </table:table-cell>
          <table:table-cell office:value-type="float" office:value="161.5" calcext:value-type="float">
            <text:p>161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59.5" calcext:value-type="float">
            <text:p>159.5</text:p>
          </table:table-cell>
          <table:table-cell office:value-type="float" office:value="161.5" calcext:value-type="float">
            <text:p>161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0.5" calcext:value-type="float">
            <text:p>160.5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0.5" calcext:value-type="float">
            <text:p>160.5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1.5" calcext:value-type="float">
            <text:p>161.5</text:p>
          </table:table-cell>
          <table:table-cell office:value-type="float" office:value="163.5" calcext:value-type="float">
            <text:p>163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1.5" calcext:value-type="float">
            <text:p>161.5</text:p>
          </table:table-cell>
          <table:table-cell office:value-type="float" office:value="163.5" calcext:value-type="float">
            <text:p>163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2.5" calcext:value-type="float">
            <text:p>162.5</text:p>
          </table:table-cell>
          <table:table-cell office:value-type="float" office:value="164.5" calcext:value-type="float">
            <text:p>164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2.5" calcext:value-type="float">
            <text:p>162.5</text:p>
          </table:table-cell>
          <table:table-cell office:value-type="float" office:value="164.5" calcext:value-type="float">
            <text:p>164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3.5" calcext:value-type="float">
            <text:p>163.5</text:p>
          </table:table-cell>
          <table:table-cell office:value-type="float" office:value="165.5" calcext:value-type="float">
            <text:p>165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63.5" calcext:value-type="float">
            <text:p>163.5</text:p>
          </table:table-cell>
          <table:table-cell office:value-type="float" office:value="165.5" calcext:value-type="float">
            <text:p>165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4.5" calcext:value-type="float">
            <text:p>164.5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4.5" calcext:value-type="float">
            <text:p>164.5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5.5" calcext:value-type="float">
            <text:p>165.5</text:p>
          </table:table-cell>
          <table:table-cell office:value-type="float" office:value="167.5" calcext:value-type="float">
            <text:p>167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5.5" calcext:value-type="float">
            <text:p>165.5</text:p>
          </table:table-cell>
          <table:table-cell office:value-type="float" office:value="167.5" calcext:value-type="float">
            <text:p>167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6.5" calcext:value-type="float">
            <text:p>166.5</text:p>
          </table:table-cell>
          <table:table-cell office:value-type="float" office:value="168.5" calcext:value-type="float">
            <text:p>168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6.5" calcext:value-type="float">
            <text:p>166.5</text:p>
          </table:table-cell>
          <table:table-cell office:value-type="float" office:value="168.5" calcext:value-type="float">
            <text:p>168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7.5" calcext:value-type="float">
            <text:p>167.5</text:p>
          </table:table-cell>
          <table:table-cell office:value-type="float" office:value="169.5" calcext:value-type="float">
            <text:p>169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67.5" calcext:value-type="float">
            <text:p>167.5</text:p>
          </table:table-cell>
          <table:table-cell office:value-type="float" office:value="169.5" calcext:value-type="float">
            <text:p>169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8.5" calcext:value-type="float">
            <text:p>168.5</text:p>
          </table:table-cell>
          <table:table-cell office:value-type="float" office:value="170.5" calcext:value-type="float">
            <text:p>170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68.5" calcext:value-type="float">
            <text:p>168.5</text:p>
          </table:table-cell>
          <table:table-cell office:value-type="float" office:value="170.5" calcext:value-type="float">
            <text:p>170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69.5" calcext:value-type="float">
            <text:p>169.5</text:p>
          </table:table-cell>
          <table:table-cell office:value-type="float" office:value="171.5" calcext:value-type="float">
            <text:p>171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69.5" calcext:value-type="float">
            <text:p>169.5</text:p>
          </table:table-cell>
          <table:table-cell office:value-type="float" office:value="171.5" calcext:value-type="float">
            <text:p>171.5</text:p>
          </table:table-cell>
          <table:table-cell office:value-type="string" calcext:value-type="string">
            <text:p>Angry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0.5" calcext:value-type="float">
            <text:p>170.5</text:p>
          </table:table-cell>
          <table:table-cell office:value-type="float" office:value="172.5" calcext:value-type="float">
            <text:p>172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0.5" calcext:value-type="float">
            <text:p>170.5</text:p>
          </table:table-cell>
          <table:table-cell office:value-type="float" office:value="172.5" calcext:value-type="float">
            <text:p>17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1.5" calcext:value-type="float">
            <text:p>171.5</text:p>
          </table:table-cell>
          <table:table-cell office:value-type="float" office:value="173.5" calcext:value-type="float">
            <text:p>173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1.5" calcext:value-type="float">
            <text:p>171.5</text:p>
          </table:table-cell>
          <table:table-cell office:value-type="float" office:value="173.5" calcext:value-type="float">
            <text:p>17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2.5" calcext:value-type="float">
            <text:p>172.5</text:p>
          </table:table-cell>
          <table:table-cell office:value-type="float" office:value="174.5" calcext:value-type="float">
            <text:p>174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2.5" calcext:value-type="float">
            <text:p>172.5</text:p>
          </table:table-cell>
          <table:table-cell office:value-type="float" office:value="174.5" calcext:value-type="float">
            <text:p>174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3.5" calcext:value-type="float">
            <text:p>173.5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3.5" calcext:value-type="float">
            <text:p>173.5</text:p>
          </table:table-cell>
          <table:table-cell office:value-type="float" office:value="175.5" calcext:value-type="float">
            <text:p>175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4.5" calcext:value-type="float">
            <text:p>174.5</text:p>
          </table:table-cell>
          <table:table-cell office:value-type="float" office:value="176.5" calcext:value-type="float">
            <text:p>176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4.5" calcext:value-type="float">
            <text:p>174.5</text:p>
          </table:table-cell>
          <table:table-cell office:value-type="float" office:value="176.5" calcext:value-type="float">
            <text:p>176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5.5" calcext:value-type="float">
            <text:p>175.5</text:p>
          </table:table-cell>
          <table:table-cell office:value-type="float" office:value="177.5" calcext:value-type="float">
            <text:p>177.5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5.5" calcext:value-type="float">
            <text:p>175.5</text:p>
          </table:table-cell>
          <table:table-cell office:value-type="float" office:value="177.5" calcext:value-type="float">
            <text:p>177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eutral</text:p>
          </table:table-cell>
          <table:table-cell table:number-columns-repeated="76"/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6.5" calcext:value-type="float">
            <text:p>176.5</text:p>
          </table:table-cell>
          <table:table-cell office:value-type="float" office:value="178.5" calcext:value-type="float">
            <text:p>178.5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76.5" calcext:value-type="float">
            <text:p>176.5</text:p>
          </table:table-cell>
          <table:table-cell office:value-type="float" office:value="178.5" calcext:value-type="float">
            <text:p>178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ybrid</text:p>
          </table:table-cell>
          <table:table-cell table:number-columns-repeated="76"/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7.5" calcext:value-type="float">
            <text:p>177.5</text:p>
          </table:table-cell>
          <table:table-cell office:value-type="float" office:value="179.5" calcext:value-type="float">
            <text:p>179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77.5" calcext:value-type="float">
            <text:p>177.5</text:p>
          </table:table-cell>
          <table:table-cell office:value-type="float" office:value="179.5" calcext:value-type="float">
            <text:p>179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8.5" calcext:value-type="float">
            <text:p>178.5</text:p>
          </table:table-cell>
          <table:table-cell office:value-type="float" office:value="180.5" calcext:value-type="float">
            <text:p>180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78.5" calcext:value-type="float">
            <text:p>178.5</text:p>
          </table:table-cell>
          <table:table-cell office:value-type="float" office:value="180.5" calcext:value-type="float">
            <text:p>180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79.5" calcext:value-type="float">
            <text:p>179.5</text:p>
          </table:table-cell>
          <table:table-cell office:value-type="float" office:value="181.5" calcext:value-type="float">
            <text:p>181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79.5" calcext:value-type="float">
            <text:p>179.5</text:p>
          </table:table-cell>
          <table:table-cell office:value-type="float" office:value="181.5" calcext:value-type="float">
            <text:p>181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80.5" calcext:value-type="float">
            <text:p>180.5</text:p>
          </table:table-cell>
          <table:table-cell office:value-type="float" office:value="182.5" calcext:value-type="float">
            <text:p>182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80.5" calcext:value-type="float">
            <text:p>180.5</text:p>
          </table:table-cell>
          <table:table-cell office:value-type="float" office:value="182.5" calcext:value-type="float">
            <text:p>182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81.5" calcext:value-type="float">
            <text:p>181.5</text:p>
          </table:table-cell>
          <table:table-cell office:value-type="float" office:value="183.5" calcext:value-type="float">
            <text:p>183.5</text:p>
          </table:table-cell>
          <table:table-cell office:value-type="string" calcext:value-type="string">
            <text:p>Angry</text:p>
          </table:table-cell>
          <table:table-cell table:number-columns-repeated="76"/>
          <table:table-cell office:value-type="float" office:value="181.5" calcext:value-type="float">
            <text:p>181.5</text:p>
          </table:table-cell>
          <table:table-cell office:value-type="float" office:value="183.5" calcext:value-type="float">
            <text:p>183.5</text:p>
          </table:table-cell>
          <table:table-cell office:value-type="string" calcext:value-type="string">
            <text:p>Neutral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2.5" calcext:value-type="float">
            <text:p>182.5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3.5" calcext:value-type="float">
            <text:p>183.5</text:p>
          </table:table-cell>
          <table:table-cell office:value-type="float" office:value="185.5" calcext:value-type="float">
            <text:p>185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4.5" calcext:value-type="float">
            <text:p>184.5</text:p>
          </table:table-cell>
          <table:table-cell office:value-type="float" office:value="186.5" calcext:value-type="float">
            <text:p>186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5.5" calcext:value-type="float">
            <text:p>185.5</text:p>
          </table:table-cell>
          <table:table-cell office:value-type="float" office:value="187.5" calcext:value-type="float">
            <text:p>187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6.5" calcext:value-type="float">
            <text:p>186.5</text:p>
          </table:table-cell>
          <table:table-cell office:value-type="float" office:value="188.5" calcext:value-type="float">
            <text:p>188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7.5" calcext:value-type="float">
            <text:p>187.5</text:p>
          </table:table-cell>
          <table:table-cell office:value-type="float" office:value="189.5" calcext:value-type="float">
            <text:p>189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8.5" calcext:value-type="float">
            <text:p>188.5</text:p>
          </table:table-cell>
          <table:table-cell office:value-type="float" office:value="190.5" calcext:value-type="float">
            <text:p>190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9" calcext:value-type="float">
            <text:p>18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89.5" calcext:value-type="float">
            <text:p>189.5</text:p>
          </table:table-cell>
          <table:table-cell office:value-type="float" office:value="191.5" calcext:value-type="float">
            <text:p>191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0.5" calcext:value-type="float">
            <text:p>190.5</text:p>
          </table:table-cell>
          <table:table-cell office:value-type="float" office:value="192.5" calcext:value-type="float">
            <text:p>192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1.5" calcext:value-type="float">
            <text:p>191.5</text:p>
          </table:table-cell>
          <table:table-cell office:value-type="float" office:value="193.5" calcext:value-type="float">
            <text:p>193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2.5" calcext:value-type="float">
            <text:p>192.5</text:p>
          </table:table-cell>
          <table:table-cell office:value-type="float" office:value="194.5" calcext:value-type="float">
            <text:p>194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3.5" calcext:value-type="float">
            <text:p>193.5</text:p>
          </table:table-cell>
          <table:table-cell office:value-type="float" office:value="195.5" calcext:value-type="float">
            <text:p>195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4.5" calcext:value-type="float">
            <text:p>194.5</text:p>
          </table:table-cell>
          <table:table-cell office:value-type="float" office:value="196.5" calcext:value-type="float">
            <text:p>196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5.5" calcext:value-type="float">
            <text:p>195.5</text:p>
          </table:table-cell>
          <table:table-cell office:value-type="float" office:value="197.5" calcext:value-type="float">
            <text:p>197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6.5" calcext:value-type="float">
            <text:p>196.5</text:p>
          </table:table-cell>
          <table:table-cell office:value-type="float" office:value="198.5" calcext:value-type="float">
            <text:p>198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7.5" calcext:value-type="float">
            <text:p>197.5</text:p>
          </table:table-cell>
          <table:table-cell office:value-type="float" office:value="199.5" calcext:value-type="float">
            <text:p>199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8.5" calcext:value-type="float">
            <text:p>198.5</text:p>
          </table:table-cell>
          <table:table-cell office:value-type="float" office:value="200.5" calcext:value-type="float">
            <text:p>200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199.5" calcext:value-type="float">
            <text:p>199.5</text:p>
          </table:table-cell>
          <table:table-cell office:value-type="float" office:value="201.5" calcext:value-type="float">
            <text:p>201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0.5" calcext:value-type="float">
            <text:p>200.5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1" calcext:value-type="float">
            <text:p>20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1.5" calcext:value-type="float">
            <text:p>201.5</text:p>
          </table:table-cell>
          <table:table-cell office:value-type="float" office:value="203.5" calcext:value-type="float">
            <text:p>203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2.5" calcext:value-type="float">
            <text:p>202.5</text:p>
          </table:table-cell>
          <table:table-cell office:value-type="float" office:value="204.5" calcext:value-type="float">
            <text:p>204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3.5" calcext:value-type="float">
            <text:p>203.5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4.5" calcext:value-type="float">
            <text:p>204.5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5.5" calcext:value-type="float">
            <text:p>205.5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6.5" calcext:value-type="float">
            <text:p>206.5</text:p>
          </table:table-cell>
          <table:table-cell office:value-type="float" office:value="208.5" calcext:value-type="float">
            <text:p>208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7.5" calcext:value-type="float">
            <text:p>207.5</text:p>
          </table:table-cell>
          <table:table-cell office:value-type="float" office:value="209.5" calcext:value-type="float">
            <text:p>209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8.5" calcext:value-type="float">
            <text:p>208.5</text:p>
          </table:table-cell>
          <table:table-cell office:value-type="float" office:value="210.5" calcext:value-type="float">
            <text:p>210.5</text:p>
          </table:table-cell>
          <table:table-cell office:value-type="string" calcext:value-type="string">
            <text:p>Silence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ilence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09.5" calcext:value-type="float">
            <text:p>209.5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Silence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0" calcext:value-type="float">
            <text:p>21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ilence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0.5" calcext:value-type="float">
            <text:p>210.5</text:p>
          </table:table-cell>
          <table:table-cell office:value-type="float" office:value="212.5" calcext:value-type="float">
            <text:p>212.5</text:p>
          </table:table-cell>
          <table:table-cell office:value-type="string" calcext:value-type="string">
            <text:p>Silence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ilence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1.5" calcext:value-type="float">
            <text:p>211.5</text:p>
          </table:table-cell>
          <table:table-cell office:value-type="float" office:value="213.5" calcext:value-type="float">
            <text:p>213.5</text:p>
          </table:table-cell>
          <table:table-cell office:value-type="string" calcext:value-type="string">
            <text:p>Silence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ilence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2.5" calcext:value-type="float">
            <text:p>212.5</text:p>
          </table:table-cell>
          <table:table-cell office:value-type="float" office:value="214.5" calcext:value-type="float">
            <text:p>214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3.5" calcext:value-type="float">
            <text:p>213.5</text:p>
          </table:table-cell>
          <table:table-cell office:value-type="float" office:value="215.5" calcext:value-type="float">
            <text:p>215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4.5" calcext:value-type="float">
            <text:p>214.5</text:p>
          </table:table-cell>
          <table:table-cell office:value-type="float" office:value="216.5" calcext:value-type="float">
            <text:p>216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5.5" calcext:value-type="float">
            <text:p>215.5</text:p>
          </table:table-cell>
          <table:table-cell office:value-type="float" office:value="217.5" calcext:value-type="float">
            <text:p>217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6.5" calcext:value-type="float">
            <text:p>216.5</text:p>
          </table:table-cell>
          <table:table-cell office:value-type="float" office:value="218.5" calcext:value-type="float">
            <text:p>218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7" calcext:value-type="float">
            <text:p>21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7.5" calcext:value-type="float">
            <text:p>217.5</text:p>
          </table:table-cell>
          <table:table-cell office:value-type="float" office:value="219.5" calcext:value-type="float">
            <text:p>219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8.5" calcext:value-type="float">
            <text:p>218.5</text:p>
          </table:table-cell>
          <table:table-cell office:value-type="float" office:value="220.5" calcext:value-type="float">
            <text:p>220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19.5" calcext:value-type="float">
            <text:p>219.5</text:p>
          </table:table-cell>
          <table:table-cell office:value-type="float" office:value="221.5" calcext:value-type="float">
            <text:p>221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0.5" calcext:value-type="float">
            <text:p>220.5</text:p>
          </table:table-cell>
          <table:table-cell office:value-type="float" office:value="222.5" calcext:value-type="float">
            <text:p>222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1" calcext:value-type="float">
            <text:p>22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1.5" calcext:value-type="float">
            <text:p>221.5</text:p>
          </table:table-cell>
          <table:table-cell office:value-type="float" office:value="223.5" calcext:value-type="float">
            <text:p>223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2.5" calcext:value-type="float">
            <text:p>222.5</text:p>
          </table:table-cell>
          <table:table-cell office:value-type="float" office:value="224.5" calcext:value-type="float">
            <text:p>224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3.5" calcext:value-type="float">
            <text:p>223.5</text:p>
          </table:table-cell>
          <table:table-cell office:value-type="float" office:value="225.5" calcext:value-type="float">
            <text:p>225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4.5" calcext:value-type="float">
            <text:p>224.5</text:p>
          </table:table-cell>
          <table:table-cell office:value-type="float" office:value="226.5" calcext:value-type="float">
            <text:p>226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5.5" calcext:value-type="float">
            <text:p>225.5</text:p>
          </table:table-cell>
          <table:table-cell office:value-type="float" office:value="227.5" calcext:value-type="float">
            <text:p>227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6.5" calcext:value-type="float">
            <text:p>226.5</text:p>
          </table:table-cell>
          <table:table-cell office:value-type="float" office:value="228.5" calcext:value-type="float">
            <text:p>228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7.5" calcext:value-type="float">
            <text:p>227.5</text:p>
          </table:table-cell>
          <table:table-cell office:value-type="float" office:value="229.5" calcext:value-type="float">
            <text:p>229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8.5" calcext:value-type="float">
            <text:p>228.5</text:p>
          </table:table-cell>
          <table:table-cell office:value-type="float" office:value="230.5" calcext:value-type="float">
            <text:p>230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9" calcext:value-type="float">
            <text:p>22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29.5" calcext:value-type="float">
            <text:p>229.5</text:p>
          </table:table-cell>
          <table:table-cell office:value-type="float" office:value="231.5" calcext:value-type="float">
            <text:p>231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0.5" calcext:value-type="float">
            <text:p>230.5</text:p>
          </table:table-cell>
          <table:table-cell office:value-type="float" office:value="232.5" calcext:value-type="float">
            <text:p>232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1.5" calcext:value-type="float">
            <text:p>231.5</text:p>
          </table:table-cell>
          <table:table-cell office:value-type="float" office:value="233.5" calcext:value-type="float">
            <text:p>233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2.5" calcext:value-type="float">
            <text:p>232.5</text:p>
          </table:table-cell>
          <table:table-cell office:value-type="float" office:value="234.5" calcext:value-type="float">
            <text:p>234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3.5" calcext:value-type="float">
            <text:p>233.5</text:p>
          </table:table-cell>
          <table:table-cell office:value-type="float" office:value="235.5" calcext:value-type="float">
            <text:p>235.5</text:p>
          </table:table-cell>
          <table:table-cell office:value-type="string" calcext:value-type="string">
            <text:p>Hybrid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4" calcext:value-type="float">
            <text:p>23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ybrid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4.5" calcext:value-type="float">
            <text:p>234.5</text:p>
          </table:table-cell>
          <table:table-cell office:value-type="float" office:value="236.5" calcext:value-type="float">
            <text:p>236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5.5" calcext:value-type="float">
            <text:p>235.5</text:p>
          </table:table-cell>
          <table:table-cell office:value-type="float" office:value="237.5" calcext:value-type="float">
            <text:p>237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6" calcext:value-type="float">
            <text:p>23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6.5" calcext:value-type="float">
            <text:p>236.5</text:p>
          </table:table-cell>
          <table:table-cell office:value-type="float" office:value="238.5" calcext:value-type="float">
            <text:p>238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7.5" calcext:value-type="float">
            <text:p>237.5</text:p>
          </table:table-cell>
          <table:table-cell office:value-type="float" office:value="239.5" calcext:value-type="float">
            <text:p>239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8.5" calcext:value-type="float">
            <text:p>238.5</text:p>
          </table:table-cell>
          <table:table-cell office:value-type="float" office:value="240.5" calcext:value-type="float">
            <text:p>240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39.5" calcext:value-type="float">
            <text:p>239.5</text:p>
          </table:table-cell>
          <table:table-cell office:value-type="float" office:value="241.5" calcext:value-type="float">
            <text:p>241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0.5" calcext:value-type="float">
            <text:p>240.5</text:p>
          </table:table-cell>
          <table:table-cell office:value-type="float" office:value="242.5" calcext:value-type="float">
            <text:p>242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1.5" calcext:value-type="float">
            <text:p>241.5</text:p>
          </table:table-cell>
          <table:table-cell office:value-type="float" office:value="243.5" calcext:value-type="float">
            <text:p>243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2.5" calcext:value-type="float">
            <text:p>242.5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3" calcext:value-type="float">
            <text:p>24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3.5" calcext:value-type="float">
            <text:p>243.5</text:p>
          </table:table-cell>
          <table:table-cell office:value-type="float" office:value="245.5" calcext:value-type="float">
            <text:p>245.5</text:p>
          </table:table-cell>
          <table:table-cell office:value-type="string" calcext:value-type="string">
            <text:p>Hybrid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Hybrid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4.5" calcext:value-type="float">
            <text:p>244.5</text:p>
          </table:table-cell>
          <table:table-cell office:value-type="float" office:value="246.5" calcext:value-type="float">
            <text:p>246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5.5" calcext:value-type="float">
            <text:p>245.5</text:p>
          </table:table-cell>
          <table:table-cell office:value-type="float" office:value="247.5" calcext:value-type="float">
            <text:p>247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6.5" calcext:value-type="float">
            <text:p>246.5</text:p>
          </table:table-cell>
          <table:table-cell office:value-type="float" office:value="248.5" calcext:value-type="float">
            <text:p>248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7.5" calcext:value-type="float">
            <text:p>247.5</text:p>
          </table:table-cell>
          <table:table-cell office:value-type="float" office:value="249.5" calcext:value-type="float">
            <text:p>249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8.5" calcext:value-type="float">
            <text:p>248.5</text:p>
          </table:table-cell>
          <table:table-cell office:value-type="float" office:value="250.5" calcext:value-type="float">
            <text:p>250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49.5" calcext:value-type="float">
            <text:p>249.5</text:p>
          </table:table-cell>
          <table:table-cell office:value-type="float" office:value="251.5" calcext:value-type="float">
            <text:p>251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0" calcext:value-type="float">
            <text:p>25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ybrid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0.5" calcext:value-type="float">
            <text:p>250.5</text:p>
          </table:table-cell>
          <table:table-cell office:value-type="float" office:value="252.5" calcext:value-type="float">
            <text:p>252.5</text:p>
          </table:table-cell>
          <table:table-cell office:value-type="string" calcext:value-type="string">
            <text:p>Hybrid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1.5" calcext:value-type="float">
            <text:p>251.5</text:p>
          </table:table-cell>
          <table:table-cell office:value-type="float" office:value="253.5" calcext:value-type="float">
            <text:p>253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2.5" calcext:value-type="float">
            <text:p>252.5</text:p>
          </table:table-cell>
          <table:table-cell office:value-type="float" office:value="254.5" calcext:value-type="float">
            <text:p>254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3.5" calcext:value-type="float">
            <text:p>253.5</text:p>
          </table:table-cell>
          <table:table-cell office:value-type="float" office:value="255.5" calcext:value-type="float">
            <text:p>255.5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eutral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4.5" calcext:value-type="float">
            <text:p>254.5</text:p>
          </table:table-cell>
          <table:table-cell office:value-type="float" office:value="256.5" calcext:value-type="float">
            <text:p>256.5</text:p>
          </table:table-cell>
          <table:table-cell office:value-type="string" calcext:value-type="string">
            <text:p>Hybrid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Hybrid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5.5" calcext:value-type="float">
            <text:p>255.5</text:p>
          </table:table-cell>
          <table:table-cell office:value-type="float" office:value="257.5" calcext:value-type="float">
            <text:p>257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6.5" calcext:value-type="float">
            <text:p>256.5</text:p>
          </table:table-cell>
          <table:table-cell office:value-type="float" office:value="258.5" calcext:value-type="float">
            <text:p>258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7.5" calcext:value-type="float">
            <text:p>257.5</text:p>
          </table:table-cell>
          <table:table-cell office:value-type="float" office:value="259.5" calcext:value-type="float">
            <text:p>259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8.5" calcext:value-type="float">
            <text:p>258.5</text:p>
          </table:table-cell>
          <table:table-cell office:value-type="float" office:value="260.5" calcext:value-type="float">
            <text:p>260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>
          <table:table-cell table:number-columns-repeated="18"/>
          <table:table-cell office:value-type="float" office:value="259.5" calcext:value-type="float">
            <text:p>259.5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Angry</text:p>
          </table:table-cell>
          <table:table-cell table:number-columns-repeated="82"/>
        </table:table-row>
        <table:table-row table:style-name="ro1" table:number-rows-repeated="1048054">
          <table:table-cell table:number-columns-repeated="103"/>
        </table:table-row>
        <table:table-row table:style-name="ro1">
          <table:table-cell table:number-columns-repeated="1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 style:data-style-name="N2" text:time-value="11:46:34.909617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6:30:09.444107050</meta:creation-date>
    <dc:date>2015-12-17T16:46:32.191532020</dc:date>
    <meta:editing-duration>PT6H15M10S</meta:editing-duration>
    <meta:editing-cycles>383</meta:editing-cycles>
    <meta:generator>LibreOffice/4.4.6.3$Linux_X86_64 LibreOffice_project/40m0$Build-3</meta:generator>
    <meta:document-statistic meta:table-count="1" meta:cell-count="15776" meta:object-count="0"/>
  </office:meta>
</office:document-meta>
</file>